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number-style style:name="N10000" number:language="en" number:country="US">
      <number:number number:min-integer-digits="1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2" style:family="table-cell" style:parent-style-name="Default">
      <style:table-cell-properties fo:background-color="#ffffff"/>
    </style:style>
    <style:style style:name="ce1" style:family="table-cell" style:parent-style-name="Default">
      <style:table-cell-properties fo:background-color="#ff8000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00">
      <style:table-cell-properties fo:background-color="#ffffff"/>
    </style:style>
    <style:style style:name="ce30" style:family="table-cell" style:parent-style-name="Default" style:data-style-name="N108">
      <style:table-cell-properties fo:background-color="#ffffff"/>
    </style:style>
    <style:style style:name="ce31" style:family="table-cell" style:parent-style-name="Default" style:data-style-name="N10000">
      <style:table-cell-properties fo:background-color="#ffff00"/>
    </style:style>
    <style:style style:name="ce32" style:family="table-cell" style:parent-style-name="Default" style:data-style-name="N10000"/>
    <style:style style:name="ce33" style:family="table-cell" style:parent-style-name="Default" style:data-style-name="N10011">
      <style:table-cell-properties fo:background-color="#ffffff"/>
    </style:style>
    <style:style style:name="ce34" style:family="table-cell" style:parent-style-name="Default" style:data-style-name="N10000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 style:data-style-name="N10000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000">
      <style:table-cell-properties fo:background-color="#ffff00" style:text-align-source="fix" style:repeat-content="false"/>
      <style:paragraph-properties fo:text-align="end" fo:margin-left="0cm"/>
      <style:text-properties fo:color="#333333" fo:font-style="italic" style:font-style-asian="italic" style:font-style-complex="italic"/>
    </style:style>
    <style:style style:name="ce37" style:family="table-cell" style:parent-style-name="Default" style:data-style-name="N10003">
      <style:table-cell-properties fo:background-color="#ffffff"/>
      <style:text-properties fo:font-size="8pt" style:font-size-asian="8pt" style:font-size-complex="8pt"/>
    </style:style>
    <style:style style:name="ce38" style:family="table-cell" style:parent-style-name="Default" style:data-style-name="N10000">
      <style:table-cell-properties fo:background-color="#ffffff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40" style:family="table-cell" style:parent-style-name="Default" style:data-style-name="N11">
      <style:table-cell-properties fo:background-color="#ffffff"/>
      <style:text-properties fo:font-size="8pt" style:font-size-asian="8pt" style:font-size-complex="8pt"/>
    </style:style>
    <style:style style:name="ce41" style:family="table-cell" style:parent-style-name="Default" style:data-style-name="N10011">
      <style:table-cell-properties fo:background-color="#ffff00"/>
    </style:style>
    <style:style style:name="ce42" style:family="table-cell" style:parent-style-name="Default" style:data-style-name="N10011">
      <style:table-cell-properties fo:background-color="#ffff00"/>
      <style:text-properties fo:color="#333333" fo:font-style="italic" style:font-style-asian="italic" style:font-style-complex="italic"/>
    </style:style>
    <style:style style:name="ce9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2" table:default-cell-style-name="ce23"/>
        <table:table-column table:style-name="co2" table:default-cell-style-name="ce29"/>
        <table:table-column table:style-name="co2" table:number-columns-repeated="2" table:default-cell-style-name="ce12"/>
        <table:table-column table:style-name="co2" table:default-cell-style-name="ce40"/>
        <table:table-column table:style-name="co2" table:number-columns-repeated="2" table:default-cell-style-name="ce12"/>
        <table:table-column table:style-name="co2" table:default-cell-style-name="ce23"/>
        <table:table-column table:style-name="co2" table:default-cell-style-name="ce29"/>
        <table:table-row table:style-name="ro1">
          <table:table-cell table:number-columns-repeated="2"/>
          <table:table-cell table:style-name="ce12"/>
          <table:table-cell table:style-name="ce28" office:value-type="string" calcext:value-type="string">
            <text:p>INI</text:p>
          </table:table-cell>
          <table:table-cell table:style-name="ce28" table:number-columns-repeated="6"/>
          <table:table-cell table:style-name="ce28" office:value-type="string" calcext:value-type="string">
            <text:p>END</text:p>
          </table:table-cell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2"/>
          <table:table-cell table:style-name="ce12"/>
          <table:table-cell table:number-columns-repeated="2"/>
          <table:table-cell table:style-name="ce1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ock</text:p>
          </table:table-cell>
          <table:table-cell office:value-type="float" office:value="33212892" calcext:value-type="float">
            <text:p>33212892</text:p>
          </table:table-cell>
          <table:table-cell table:number-columns-repeated="2"/>
          <table:table-cell table:style-name="ce37" table:formula="of:=+[.K3]-[.D3]" office:value-type="float" office:value="216693" calcext:value-type="float">
            <text:p>216,693</text:p>
          </table:table-cell>
          <table:table-cell table:number-columns-repeated="2"/>
          <table:table-cell office:value-type="string" calcext:value-type="string">
            <text:p>block</text:p>
          </table:table-cell>
          <table:table-cell office:value-type="float" office:value="33429585" calcext:value-type="float">
            <text:p>334295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stamp</text:p>
          </table:table-cell>
          <table:table-cell office:value-type="float" office:value="1667261874" calcext:value-type="float">
            <text:p>1667261874</text:p>
          </table:table-cell>
          <table:table-cell table:number-columns-repeated="2"/>
          <table:table-cell table:style-name="ce37" table:formula="of:=+[.K4]-[.D4]" office:value-type="float" office:value="57970" calcext:value-type="float">
            <text:p>57,970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float" office:value="1667319844" calcext:value-type="float">
            <text:p>1667319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ares</text:p>
          </table:table-cell>
          <table:table-cell office:value-type="float" office:value="5.07080205291372" calcext:value-type="float">
            <text:p>5.07080205291372</text:p>
          </table:table-cell>
          <table:table-cell table:number-columns-repeated="2"/>
          <table:table-cell table:style-name="ce38"/>
          <table:table-cell table:number-columns-repeated="2"/>
          <table:table-cell office:value-type="string" calcext:value-type="string">
            <text:p>shares</text:p>
          </table:table-cell>
          <table:table-cell office:value-type="float" office:value="17.6543214465245" calcext:value-type="float">
            <text:p>17.65432144652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tty_token0</text:p>
          </table:table-cell>
          <table:table-cell office:value-type="float" office:value="0.00830795888608886" calcext:value-type="float">
            <text:p>0.008307958886089</text:p>
          </table:table-cell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qtty_token0</text:p>
          </table:table-cell>
          <table:table-cell office:value-type="float" office:value="0.0124142322082305" calcext:value-type="float">
            <text:p>0.0124142322082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tty_token1</text:p>
          </table:table-cell>
          <table:table-cell office:value-type="float" office:value="12.4371680998663" calcext:value-type="float">
            <text:p>12.4371680998663</text:p>
          </table:table-cell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qtty_token1</text:p>
          </table:table-cell>
          <table:table-cell office:value-type="float" office:value="18.7058076476035" calcext:value-type="float">
            <text:p>18.7058076476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pply</text:p>
          </table:table-cell>
          <table:table-cell office:value-type="float" office:value="25.225119834664" calcext:value-type="float">
            <text:p>25.225119834664</text:p>
          </table:table-cell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supply</text:p>
          </table:table-cell>
          <table:table-cell office:value-type="float" office:value="37.8086392282748" calcext:value-type="float">
            <text:p>37.80863922827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_deposit</text:p>
          </table:table-cell>
          <table:table-cell office:value-type="float" office:value="1667258310" calcext:value-type="float">
            <text:p>1667258310</text:p>
          </table:table-cell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first_deposit</text:p>
          </table:table-cell>
          <table:table-cell office:value-type="float" office:value="1667258310" calcext:value-type="float">
            <text:p>16672583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_withdraw</text:p>
          </table:table-cell>
          <table:table-cell office:value-type="string" calcext:value-type="string">
            <text:p>null</text:p>
          </table:table-cell>
          <table:table-cell table:number-columns-repeated="5"/>
          <table:table-cell office:value-type="string" calcext:value-type="string">
            <text:p>last_withdra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ce_usd_token0</text:p>
          </table:table-cell>
          <table:table-cell office:value-type="float" office:value="1572.8440441502" calcext:value-type="float">
            <text:p>1572.8440441502</text:p>
          </table:table-cell>
          <table:table-cell table:number-columns-repeated="2"/>
          <table:table-cell table:formula="of:=+([.K11]-[.D11])/[.D11]" office:value-type="percentage" office:value="0.00444153415148307" calcext:value-type="percentage">
            <text:p>0,44 %</text:p>
          </table:table-cell>
          <table:table-cell table:number-columns-repeated="2"/>
          <table:table-cell office:value-type="string" calcext:value-type="string">
            <text:p>price_usd_token0</text:p>
          </table:table-cell>
          <table:table-cell office:value-type="float" office:value="1579.82988468725" calcext:value-type="float">
            <text:p>1579.829884687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ce_usd_token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+([.K12]-[.D12])/[.D12]" office:value-type="percentage" office:value="0" calcext:value-type="percentage">
            <text:p>0,00 %</text:p>
          </table:table-cell>
          <table:table-cell table:number-columns-repeated="2"/>
          <table:table-cell office:value-type="string" calcext:value-type="string">
            <text:p>price_usd_token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ce_token0</text:p>
          </table:table-cell>
          <table:table-cell office:value-type="float" office:value="1572.8302375926" calcext:value-type="float">
            <text:p>1572.8302375926</text:p>
          </table:table-cell>
          <table:table-cell table:number-columns-repeated="5"/>
          <table:table-cell office:value-type="string" calcext:value-type="string">
            <text:p>price_token0</text:p>
          </table:table-cell>
          <table:table-cell office:value-type="float" office:value="1579.76559046399" calcext:value-type="float">
            <text:p>1579.765590463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ce_token1</text:p>
          </table:table-cell>
          <table:table-cell office:value-type="float" office:value="0.000635796525332965" calcext:value-type="float">
            <text:p>0.000635796525333</text:p>
          </table:table-cell>
          <table:table-cell table:number-columns-repeated="5"/>
          <table:table-cell office:value-type="string" calcext:value-type="string">
            <text:p>price_token1</text:p>
          </table:table-cell>
          <table:table-cell office:value-type="float" office:value="0.00063300530536704" calcext:value-type="float">
            <text:p>0.000633005305367</text:p>
          </table:table-cell>
        </table:table-row>
        <table:table-row table:style-name="ro1">
          <table:table-cell/>
          <table:table-cell table:style-name="ce1"/>
          <table:table-cell table:style-name="ce4"/>
          <table:table-cell table:style-name="ce1" table:number-columns-repeated="8"/>
        </table:table-row>
        <table:table-row table:style-name="ro1">
          <table:table-cell table:number-columns-repeated="2"/>
          <table:table-cell table:style-name="ce12" table:number-columns-repeated="2"/>
          <table:table-cell table:number-columns-repeated="2"/>
          <table:table-cell table:style-name="ce12"/>
          <table:table-cell table:number-columns-repeated="2"/>
          <table:table-cell table:style-name="ce12" table:number-columns-repeated="2"/>
        </table:table-row>
        <table:table-row table:style-name="ro1">
          <table:table-cell table:number-columns-repeated="2"/>
          <table:table-cell table:style-name="ce14" table:formula="of:=+[.F24]" office:value-type="string" office:string-value="vs HOLDING USD" calcext:value-type="string">
            <text:p>vs HOLDING USD</text:p>
          </table:table-cell>
          <table:table-cell table:style-name="ce30" table:formula="of:=+([.D11]*[.D6]+[.D7]*[.D12])/[.D8]" office:value-type="float" office:value="1.01106721871141" calcext:value-type="float">
            <text:p>1,011067</text:p>
          </table:table-cell>
          <table:table-cell table:style-name="ce29" table:number-columns-repeated="2"/>
          <table:table-cell table:style-name="ce33" table:formula="of:=+([.K17]-[.D17])/[.D17]" office:value-type="percentage" office:value="0.00238331015729277" calcext:value-type="percentage">
            <text:p>0.24%</text:p>
          </table:table-cell>
          <table:table-cell table:style-name="ce29" table:number-columns-repeated="3"/>
          <table:table-cell table:style-name="ce30" table:formula="of:=+([.K11]*[.K6]+[.K7]*[.K12])/[.K8]" office:value-type="float" office:value="1.01347690548347" calcext:value-type="float">
            <text:p>1,013477</text:p>
          </table:table-cell>
        </table:table-row>
        <table:table-row table:style-name="ro1">
          <table:table-cell table:number-columns-repeated="2"/>
          <table:table-cell table:style-name="ce14" table:formula="of:=+[.F25]" office:value-type="string" office:string-value="vs HOLDING TOKENS" calcext:value-type="string">
            <text:p>vs HOLDING TOKENS</text:p>
          </table:table-cell>
          <table:table-cell table:style-name="ce31" table:formula="of:=+([.D6]*[.K11]+[.D7]*[.K12])/[.D8]" office:value-type="float" office:value="1.01336802347853" calcext:value-type="float">
            <text:p>1.01336802347853</text:p>
          </table:table-cell>
          <table:table-cell/>
          <table:table-cell table:style-name="ce33"/>
          <table:table-cell table:style-name="ce33" table:formula="of:=+([.K18]-[.D18])/[.D18]" office:value-type="percentage" office:value="0.000107445668719636" calcext:value-type="percentage">
            <text:p>0.01%</text:p>
          </table:table-cell>
          <table:table-cell table:style-name="ce29" table:number-columns-repeated="3"/>
          <table:table-cell table:style-name="ce9" table:formula="of:=+[.K17]" office:value-type="float" office:value="1.01347690548347" calcext:value-type="float">
            <text:p>1,013477</text:p>
          </table:table-cell>
        </table:table-row>
        <table:table-row table:style-name="ro1">
          <table:table-cell table:number-columns-repeated="2"/>
          <table:table-cell table:style-name="ce14" table:formula="of:=+[.F26]" office:value-type="string" office:string-value="vs HODL Token0" calcext:value-type="string">
            <text:p>vs HODL Token0</text:p>
          </table:table-cell>
          <table:table-cell table:formula="of:=+(([.D6])+[.D7]*[.D14])/[.D8]" office:value-type="float" office:value="0.000642830133424492" calcext:value-type="float">
            <text:p>0.000642830133424</text:p>
          </table:table-cell>
          <table:table-cell table:style-name="ce29" table:number-columns-repeated="2"/>
          <table:table-cell table:style-name="ce33" table:formula="of:=+([.K19]-[.D19])/[.D19]" office:value-type="percentage" office:value="-0.00203356757299167" calcext:value-type="percentage">
            <text:p>-0.20%</text:p>
          </table:table-cell>
          <table:table-cell table:style-name="ce29" table:number-columns-repeated="3"/>
          <table:table-cell table:formula="of:=+(([.K6])+[.K7]*[.K14])/[.K8]" office:value-type="float" office:value="0.000641522894910218" calcext:value-type="float">
            <text:p>0.00064152289491</text:p>
          </table:table-cell>
        </table:table-row>
        <table:table-row table:style-name="ro1">
          <table:table-cell table:number-columns-repeated="2"/>
          <table:table-cell table:style-name="ce14" table:formula="of:=+[.F27]" office:value-type="string" office:string-value="vs HODL Token1" calcext:value-type="string">
            <text:p>vs HODL Token1</text:p>
          </table:table-cell>
          <table:table-cell table:formula="of:=+(([.D7])+[.D6]*[.D13])/[.D8]" office:value-type="float" office:value="1.01106267148573" calcext:value-type="float">
            <text:p>1.01106267148573</text:p>
          </table:table-cell>
          <table:table-cell table:style-name="ce29" table:number-columns-repeated="2"/>
          <table:table-cell table:style-name="ce33" table:formula="of:=+([.K20]-[.D20])/[.D20]" office:value-type="percentage" office:value="0.00236693872276357" calcext:value-type="percentage">
            <text:p>0.24%</text:p>
          </table:table-cell>
          <table:table-cell table:style-name="ce29" table:number-columns-repeated="3"/>
          <table:table-cell table:formula="of:=+(([.K7])+[.K6]*[.K13])/[.K8]" office:value-type="float" office:value="1.01345579487401" calcext:value-type="float">
            <text:p>1.01345579487401</text:p>
          </table:table-cell>
        </table:table-row>
        <table:table-row table:style-name="ro1">
          <table:table-cell table:number-columns-repeated="2"/>
          <table:table-cell table:style-name="ce12"/>
          <table:table-cell/>
          <table:table-cell table:style-name="ce29" table:number-columns-repeated="6"/>
          <table:table-cell/>
        </table:table-row>
        <table:table-row table:style-name="ro1">
          <table:table-cell table:number-columns-repeated="2"/>
          <table:table-cell table:style-name="ce3"/>
          <table:table-cell table:style-name="ce31" table:number-columns-repeated="2"/>
          <table:table-cell table:style-name="ce34" office:value-type="string" calcext:value-type="string">
            <text:p>LP POSITION VS</text:p>
          </table:table-cell>
          <table:table-cell table:style-name="ce34"/>
          <table:table-cell table:style-name="ce31" table:number-columns-repeated="3"/>
          <table:table-cell/>
        </table:table-row>
        <table:table-row table:style-name="ro1">
          <table:table-cell table:number-columns-repeated="2"/>
          <table:table-cell table:style-name="ce3"/>
          <table:table-cell table:style-name="ce31" table:number-columns-repeated="7"/>
          <table:table-cell/>
        </table:table-row>
        <table:table-row table:style-name="ro1">
          <table:table-cell table:number-columns-repeated="2"/>
          <table:table-cell table:style-name="ce3"/>
          <table:table-cell table:style-name="ce31" table:number-columns-repeated="2"/>
          <table:table-cell table:style-name="ce35" office:value-type="string" calcext:value-type="string">
            <text:p>vs HOLDING USD</text:p>
          </table:table-cell>
          <table:table-cell table:style-name="ce41" table:formula="of:=[.G17]" office:value-type="percentage" office:value="0.00238331015729277" calcext:value-type="percentage">
            <text:p>0.24%</text:p>
          </table:table-cell>
          <table:table-cell table:style-name="ce31" table:number-columns-repeated="3"/>
          <table:table-cell/>
        </table:table-row>
        <table:table-row table:style-name="ro1">
          <table:table-cell table:number-columns-repeated="2"/>
          <table:table-cell table:style-name="ce3"/>
          <table:table-cell table:style-name="ce31" table:number-columns-repeated="2"/>
          <table:table-cell table:style-name="ce35" office:value-type="string" calcext:value-type="string">
            <text:p>vs HOLDING TOKENS</text:p>
          </table:table-cell>
          <table:table-cell table:style-name="ce41" table:formula="of:=[.G18]" office:value-type="percentage" office:value="0.000107445668719636" calcext:value-type="percentage">
            <text:p>0.01%</text:p>
          </table:table-cell>
          <table:table-cell table:style-name="ce31" table:number-columns-repeated="3"/>
          <table:table-cell/>
        </table:table-row>
        <table:table-row table:style-name="ro1">
          <table:table-cell table:number-columns-repeated="2"/>
          <table:table-cell table:style-name="ce3"/>
          <table:table-cell table:style-name="ce31" table:number-columns-repeated="2"/>
          <table:table-cell table:style-name="ce35" office:value-type="string" calcext:value-type="string">
            <text:p>vs HODL Token0</text:p>
          </table:table-cell>
          <table:table-cell table:style-name="ce41" table:formula="of:=+[.G19]" office:value-type="percentage" office:value="-0.00203356757299167" calcext:value-type="percentage">
            <text:p>-0.20%</text:p>
          </table:table-cell>
          <table:table-cell table:style-name="ce31" table:number-columns-repeated="3"/>
          <table:table-cell/>
        </table:table-row>
        <table:table-row table:style-name="ro1">
          <table:table-cell table:number-columns-repeated="2"/>
          <table:table-cell table:style-name="ce3"/>
          <table:table-cell table:style-name="ce31" table:number-columns-repeated="2"/>
          <table:table-cell table:style-name="ce35" office:value-type="string" calcext:value-type="string">
            <text:p>vs HODL Token1</text:p>
          </table:table-cell>
          <table:table-cell table:style-name="ce41" table:formula="of:=+[.G20]" office:value-type="percentage" office:value="0.00236693872276357" calcext:value-type="percentage">
            <text:p>0.24%</text:p>
          </table:table-cell>
          <table:table-cell table:style-name="ce31" table:number-columns-repeated="3"/>
          <table:table-cell/>
        </table:table-row>
        <table:table-row table:style-name="ro1">
          <table:table-cell/>
          <table:table-cell table:style-name="Default"/>
          <table:table-cell table:style-name="ce3"/>
          <table:table-cell table:style-name="ce31" table:number-columns-repeated="3"/>
          <table:table-cell table:style-name="ce41"/>
          <table:table-cell table:style-name="ce31" table:number-columns-repeated="3"/>
          <table:table-cell table:style-name="ce32"/>
        </table:table-row>
        <table:table-row table:style-name="ro1">
          <table:table-cell/>
          <table:table-cell table:style-name="Default"/>
          <table:table-cell table:style-name="ce3"/>
          <table:table-cell table:style-name="ce31" table:number-columns-repeated="2"/>
          <table:table-cell table:style-name="ce36" office:value-type="string" calcext:value-type="string">
            <text:p>Token 0 price moved</text:p>
          </table:table-cell>
          <table:table-cell table:style-name="ce42" table:formula="of:=+([.K11]-[.D11])/[.D11]" office:value-type="percentage" office:value="0.00444153415148307" calcext:value-type="percentage">
            <text:p>0.44%</text:p>
          </table:table-cell>
          <table:table-cell table:style-name="ce31" table:number-columns-repeated="3"/>
          <table:table-cell table:style-name="ce32"/>
        </table:table-row>
        <table:table-row table:style-name="ro1">
          <table:table-cell/>
          <table:table-cell table:style-name="Default"/>
          <table:table-cell table:style-name="ce3"/>
          <table:table-cell table:style-name="ce31" table:number-columns-repeated="2"/>
          <table:table-cell table:style-name="ce36" office:value-type="string" calcext:value-type="string">
            <text:p>Token 1 price moved</text:p>
          </table:table-cell>
          <table:table-cell table:style-name="ce42" table:formula="of:=+([.K12]-[.D12])/[.D12]" office:value-type="percentage" office:value="0" calcext:value-type="percentage">
            <text:p>0.00%</text:p>
          </table:table-cell>
          <table:table-cell table:style-name="ce31" table:number-columns-repeated="3"/>
          <table:table-cell table:style-name="ce32"/>
        </table:table-row>
        <table:table-row table:style-name="ro1" table:number-rows-repeated="2">
          <table:table-cell/>
          <table:table-cell table:style-name="Default" table:number-columns-repeated="2"/>
          <table:table-cell table:style-name="ce32"/>
          <table:table-cell table:style-name="ce29" table:number-columns-repeated="4"/>
          <table:table-cell table:style-name="ce32"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style-name="Default" table:number-columns-repeated="2"/>
          <table:table-cell/>
          <table:table-cell table:style-name="ce12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2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number:number-style style:name="N105">
      <number:number number:decimal-places="3" loext:min-decimal-places="3" number:min-integer-digits="1" number:grouping="true"/>
    </number:number-style>
    <number:number-style style:name="N106">
      <number:number number:decimal-places="4" loext:min-decimal-places="4" number:min-integer-digits="1" number:grouping="true"/>
    </number:number-style>
    <number:number-style style:name="N107">
      <number:number number:decimal-places="5" loext:min-decimal-places="5" number:min-integer-digits="1" number:grouping="true"/>
    </number:number-style>
    <number:number-style style:name="N108">
      <number:number number:decimal-places="6" loext:min-decimal-places="6" number:min-integer-digits="1" number:grouping="true"/>
    </number:number-style>
    <number:percentage-style style:name="N109">
      <number:number number:decimal-places="3" loext:min-decimal-places="3" number:min-integer-digits="1"/>
      <number:text>%</number:text>
    </number:percentage-style>
    <number:percentage-style style:name="N110">
      <number:number number:decimal-places="4" loext:min-decimal-places="4" number:min-integer-digits="1"/>
      <number:text>%</number:text>
    </number:percentage-style>
    <number:percentage-style style:name="N10121" number:language="en" number:country="US">
      <number:number number:decimal-places="3" loext:min-decimal-places="3" number:min-integer-digits="1"/>
      <number:text>%</number:text>
    </number:percentage-style>
    <number:percentage-style style:name="N10122" number:language="en" number:country="US">
      <number:number number:decimal-places="4" loext:min-decimal-places="4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8">00/00/0000</text:date>, <text:time style:data-style-name="N2" text:time-value="10:49:15.440142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7T10:49:16.866608292</meta:creation-date>
    <meta:editing-duration>PT16H27M26S</meta:editing-duration>
    <meta:editing-cycles>7</meta:editing-cycles>
    <meta:generator>LibreOffice/6.4.7.2$Linux_X86_64 LibreOffice_project/40$Build-2</meta:generator>
    <dc:date>2022-12-28T10:52:13.755448046</dc:date>
    <meta:document-statistic meta:table-count="1" meta:cell-count="83" meta:object-count="0"/>
  </office:meta>
</office:document-meta>
</file>